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083in"/>
    </style:style>
    <style:style style:name="Table1.B" style:family="table-column">
      <style:table-column-properties style:column-width="0.4069in"/>
    </style:style>
    <style:style style:name="Table1.C" style:family="table-column">
      <style:table-column-properties style:column-width="0.4903in"/>
    </style:style>
    <style:style style:name="Table1.D" style:family="table-column">
      <style:table-column-properties style:column-width="1.4632in"/>
    </style:style>
    <style:style style:name="Table1.E" style:family="table-column">
      <style:table-column-properties style:column-width="0.7917in"/>
    </style:style>
    <style:style style:name="Table1.F" style:family="table-column">
      <style:table-column-properties style:column-width="0.9104in"/>
    </style:style>
    <style:style style:name="Table1.H" style:family="table-column">
      <style:table-column-properties style:column-width="1.0472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1.A19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19" style:family="table-cell">
      <style:table-cell-properties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Standard">
      <style:text-properties officeooo:rsid="0000325d" officeooo:paragraph-rsid="0000325d"/>
    </style:style>
    <style:style style:name="P2" style:family="paragraph" style:parent-style-name="Standard">
      <style:text-properties officeooo:rsid="00008e38" officeooo:paragraph-rsid="00008e38"/>
    </style:style>
    <style:style style:name="P3" style:family="paragraph" style:parent-style-name="Standard">
      <style:text-properties officeooo:rsid="00008e38" officeooo:paragraph-rsid="00008e38"/>
    </style:style>
    <style:style style:name="P4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all non explained diagnosis broken down by zip code</text:p>
      <text:p text:style-name="P1">divide by population in each zip code</text:p>
      <text:p text:style-name="P1"/>
      <text:p text:style-name="P1">show map visually indicating their location and relative severity</text:p>
      <text:p text:style-name="P1">look for worst regions, compare to proximity, wind patterns, and water tables</text:p>
      <text:p text:style-name="P1"/>
      <text:p text:style-name="P1"/>
      <text:p text:style-name="P2">just normalize the diagnosis</text:p>
      <text:p text:style-name="P2">(go back to map later)</text:p>
      <text:p text:style-name="P2"/>
      <text:p text:style-name="P2">how do you know if an amount of a diagnosis is statistically high?</text:p>
      <text:p text:style-name="P2"/>
      <text:p text:style-name="P2">"""</text:p>
      <text:p text:style-name="P2">Render a 2D map of California with zip code boundaries.</text:p>
      <text:p text:style-name="P2">"""</text:p>
      <text:p text:style-name="P2">import os</text:p>
      <text:p text:style-name="P2">import conda</text:p>
      <text:p text:style-name="P2"/>
      <text:p text:style-name="P2">conda_file_dir = conda.__file__</text:p>
      <text:p text:style-name="P2">conda_dir = conda_file_dir.split('lib')[0]</text:p>
      <text:p text:style-name="P2">proj_lib = os.path.join(os.path.join(conda_dir, 'share'), 'proj')</text:p>
      <text:p text:style-name="P2">os.environ["PROJ_LIB"] = proj_lib</text:p>
      <text:p text:style-name="P2"/>
      <text:p text:style-name="P2">from mpl_toolkits.basemap import Basemap</text:p>
      <text:p text:style-name="P2">from mpl_toolkits.basemap import Basemap</text:p>
      <text:p text:style-name="P2">import os.path</text:p>
      <text:p text:style-name="P2"/>
      <text:p text:style-name="P2">current_dir = os.getcwd()</text:p>
      <text:p text:style-name="P2">us_shape_file_dir = current_dir+"/tl_2010_06_zcta510"</text:p>
      <text:p text:style-name="P2">os.chdir(us_shape_file_dir)</text:p>
      <text:p text:style-name="P2"/>
      <text:p text:style-name="P2"># California coordinates.</text:p>
      <text:p text:style-name="P2">lowerlon = 114.8</text:p>
      <text:p text:style-name="P2">upperlon = 124.24</text:p>
      <text:p text:style-name="P2">lowerlat = 32.3</text:p>
      <text:p text:style-name="P2">upperlat = 42.0</text:p>
      <text:p text:style-name="P2"/>
      <text:p text:style-name="P2"/>
      <text:p text:style-name="P2">m = Basemap(</text:p>
      <text:p text:style-name="P2"><text:s text:c="4"/>llcrnrlon=lowerlon,</text:p>
      <text:p text:style-name="P2"><text:s text:c="4"/>llcrnrlat=lowerlat,</text:p>
      <text:p text:style-name="P2"><text:s text:c="4"/>urcrnrlon=upperlon,</text:p>
      <text:p text:style-name="P2"><text:s text:c="4"/>urcrnrlat=upperlat,</text:p>
      <text:p text:style-name="P2"><text:s text:c="4"/>resolution='c',</text:p>
      <text:p text:style-name="P2"><text:s text:c="4"/>projection='lcc',</text:p>
      <text:p text:style-name="P2"><text:s text:c="4"/>lat_0=lowerlat,</text:p>
      <text:p text:style-name="P2"><text:s text:c="4"/>lat_1=upperlat,</text:p>
      <text:p text:style-name="P2"><text:s text:c="4"/>lon_0=lowerlon,</text:p>
      <text:p text:style-name="P2"><text:s text:c="4"/>lon_1=upperlon</text:p>
      <text:p text:style-name="P2"><text:soft-page-break/><text:s text:c="4"/>)</text:p>
      <text:p text:style-name="P2"/>
      <text:p text:style-name="P2"/>
      <text:p text:style-name="P2">shp_info = m.readshapefile(os.path.basename(us_shape_file_dir), 'state')</text:p>
      <text:p text:style-name="P2">plt.gca().axis("off")</text:p>
      <text:p text:style-name="P2">plt.show()</text:p>
      <text:p text:style-name="P2">os.chdir(current_dir)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row>
          <table:table-cell table:style-name="Table1.A1" office:value-type="string">
            <text:p text:style-name="Table_20_Contents">All Pregnancies</text:p>
          </table:table-cell>
          <table:table-cell table:style-name="Table1.B1" office:value-type="string">
            <text:p text:style-name="Table_20_Contents">2009</text:p>
          </table:table-cell>
          <table:table-cell table:style-name="Table1.B1" office:value-type="string">
            <text:p text:style-name="Table_20_Contents">10735</text:p>
          </table:table-cell>
          <table:table-cell table:style-name="Table1.B1" office:value-type="string">
            <text:p text:style-name="Table_20_Contents">ALAMEDA HOSPITAL</text:p>
          </table:table-cell>
          <table:table-cell table:style-name="Table1.B1" office:value-type="string">
            <text:p text:style-name="Table_20_Contents">District</text:p>
          </table:table-cell>
          <table:table-cell table:style-name="Table1.B1" office:value-type="string">
            <text:p text:style-name="Table_20_Contents">ALAMEDA</text:p>
          </table:table-cell>
          <table:table-cell table:style-name="Table1.B1" office:value-type="string">
            <text:p text:style-name="Table_20_Contents">12</text:p>
          </table:table-cell>
          <table:table-cell table:style-name="Table1.B1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Births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9</text:p>
          </table:table-cell>
          <table:table-cell table:style-name="Table1.B2" office:value-type="string">
            <text:p text:style-name="Table_20_Contents">ALTA BATES SUMMIT MED CTR-ALTA BATES CAMPUS</text:p>
          </table:table-cell>
          <table:table-cell table:style-name="Table1.B2" office:value-type="string">
            <text:p text:style-name="Table_20_Contents">Non-Profi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7658</text:p>
          </table:table-cell>
          <table:table-cell table:style-name="Table1.B2" office:value-type="string">
            <text:p text:style-name="Table_20_Contents">alta bates summit med ctr-alta bates campus</text:p>
          </table:table-cell>
        </table:table-row>
        <table:table-row>
          <table:table-cell table:style-name="Table1.A2" office:value-type="string">
            <text:p text:style-name="Table_20_Contents">Blood/Blood-forming Organs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54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Circulatory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563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Congenital Anomalies (Birth Defects)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2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Digestive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548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Endocrine/Metabolism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99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Genitourinary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168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Infections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243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Injuries/Drugs/Complications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204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Musculoskeletal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78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Neoplasms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68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Nervous &amp; Sensory Systems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45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Other Reasons for Health Services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51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Perinatal Disorders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9</text:p>
          </table:table-cell>
          <table:table-cell table:style-name="Table1.B2" office:value-type="string">
            <text:p text:style-name="Table_20_Contents">ALTA BATES <text:soft-page-break/>SUMMIT MED CTR-ALTA BATES CAMPUS</text:p>
          </table:table-cell>
          <table:table-cell table:style-name="Table1.B2" office:value-type="string">
            <text:p text:style-name="Table_20_Contents">Non-Profi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81</text:p>
          </table:table-cell>
          <table:table-cell table:style-name="Table1.B2" office:value-type="string">
            <text:p text:style-name="Table_20_Contents">alta bates <text:soft-page-break/>summit med ctr-alta bates campus</text:p>
          </table:table-cell>
        </table:table-row>
        <table:table-row>
          <table:table-cell table:style-name="Table1.A2" office:value-type="string">
            <text:p text:style-name="Table_20_Contents">Psychoses &amp; Neurosis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33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Respiratory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408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2" office:value-type="string">
            <text:p text:style-name="Table_20_Contents">Skin Disorders</text:p>
          </table:table-cell>
          <table:table-cell table:style-name="Table1.B2" office:value-type="string">
            <text:p text:style-name="Table_20_Contents">2009</text:p>
          </table:table-cell>
          <table:table-cell table:style-name="Table1.B2" office:value-type="string">
            <text:p text:style-name="Table_20_Contents">10735</text:p>
          </table:table-cell>
          <table:table-cell table:style-name="Table1.B2" office:value-type="string">
            <text:p text:style-name="Table_20_Contents">ALAMEDA HOSPITAL</text:p>
          </table:table-cell>
          <table:table-cell table:style-name="Table1.B2" office:value-type="string">
            <text:p text:style-name="Table_20_Contents">District</text:p>
          </table:table-cell>
          <table:table-cell table:style-name="Table1.B2" office:value-type="string">
            <text:p text:style-name="Table_20_Contents">ALAMEDA</text:p>
          </table:table-cell>
          <table:table-cell table:style-name="Table1.B2" office:value-type="string">
            <text:p text:style-name="Table_20_Contents">85</text:p>
          </table:table-cell>
          <table:table-cell table:style-name="Table1.B2" office:value-type="string">
            <text:p text:style-name="Table_20_Contents">alameda hospital</text:p>
          </table:table-cell>
        </table:table-row>
        <table:table-row>
          <table:table-cell table:style-name="Table1.A19" office:value-type="string">
            <text:p text:style-name="Table_20_Contents">Symptoms</text:p>
          </table:table-cell>
          <table:table-cell table:style-name="Table1.B19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20:20:54.324512755</meta:creation-date>
    <dc:date>2020-01-07T17:29:28.120922647</dc:date>
    <meta:editing-duration>PT5H23M12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3" meta:paragraph-count="188" meta:word-count="360" meta:character-count="2730" meta:non-whitespace-character-count="2514"/>
  </office:meta>
</office:document-meta>
</file>